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ratedParserConfiguration.createDT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tedParserConfiguration.IntegratedParser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tedParserConfiguration.Integrated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tedParserConfiguration.IntegratedParser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ratedParserConfiguration.createDocument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ratedParserConfiguration.configurePipelin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IntegratedParserConfiguration.Integrated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